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justify" draw:auto-grow-height="false"/>
      <style:paragraph-properties style:writing-mode="tb-rl"/>
    </style:style>
    <style:style style:name="gr2" style:family="graphic" style:parent-style-name="standard">
      <style:graphic-properties draw:fill="solid" draw:fill-color="#c0c0c0" draw:textarea-horizontal-align="center" draw:textarea-vertical-align="justify" draw:auto-grow-height="false"/>
    </style:style>
    <style:style style:name="gr3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 style:writing-mode="tb-rl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cm" svg:height="20cm" svg:x="1.5cm" svg:y="2cm">
          <text:p text:style-name="P1">网络爬虫功能模块</text:p>
          <draw:enhanced-geometry svg:viewBox="0 0 21600 21600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6cm" svg:height="1cm" svg:x="5cm" svg:y="2.107cm">
          <text:p text:style-name="P2">交互与控制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cm" svg:height="1cm" svg:x="5cm" svg:y="5cm">
          <text:p text:style-name="P2">爬虫模块—多线程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cm" svg:height="1cm" svg:x="5cm" svg:y="8.5cm">
          <text:p text:style-name="P2">工作队列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6cm" svg:height="1cm" svg:x="5cm" svg:y="12cm">
          <text:p text:style-name="P2">数据存储操作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6cm" svg:height="1cm" svg:x="5cm" svg:y="15cm">
          <text:p text:style-name="P2">日志与进度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6cm" svg:height="1cm" svg:x="5cm" svg:y="18cm">
          <text:p text:style-name="P2">自动化测试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6cm" svg:height="1cm" svg:x="5cm" svg:y="21cm">
          <text:p text:style-name="P2">通用模块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5cm" svg:height="1cm" svg:x="13cm" svg:y="1.5cm">
          <text:p text:style-name="P2">用户与程序交互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6.5cm" svg:height="1cm" svg:x="13cm" svg:y="2.5cm">
          <text:p text:style-name="P2">程序流程调用与控制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499cm" svg:height="1cm" svg:x="13cm" svg:y="4cm">
          <text:p text:style-name="P2">页面处理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5cm" svg:height="1cm" svg:x="13cm" svg:y="5cm">
          <text:p text:style-name="P2">URL处理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6.499cm" svg:height="1cm" svg:x="13cm" svg:y="6cm">
          <text:p text:style-name="P2">线程分配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499cm" svg:height="1cm" svg:x="13cm" svg:y="7.5cm">
          <text:p text:style-name="P2">URL队列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6.5cm" svg:height="1cm" svg:x="13cm" svg:y="8.5cm">
          <text:p text:style-name="P2">线程池队列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6.499cm" svg:height="1cm" svg:x="13cm" svg:y="9.5cm">
          <text:p text:style-name="P2">多线程处理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6.5cm" svg:height="1cm" svg:x="13cm" svg:y="11cm">
          <text:p text:style-name="P2">数据库操作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6.5cm" svg:height="1cm" svg:x="13cm" svg:y="12cm">
          <text:p text:style-name="P2">目录结构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6.5cm" svg:height="1cm" svg:x="13cm" svg:y="13cm">
          <text:p text:style-name="P2">本地镜像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6.5cm" svg:height="1cm" svg:x="13cm" svg:y="14.5cm">
          <text:p text:style-name="P2">日志设置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6.5cm" svg:height="1cm" svg:x="13cm" svg:y="15.5cm">
          <text:p text:style-name="P2">进度信息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6.5cm" svg:height="1cm" svg:x="13cm" svg:y="18cm">
          <text:p text:style-name="P2">数据测试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6.5cm" svg:height="1cm" svg:x="13cm" svg:y="21cm">
          <text:p text:style-name="P2">编码、哈希、调试等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cm" svg:y1="2.5cm" svg:x2="5cm" svg:y2="2.5cm">
          <text:p/>
        </draw:line>
        <draw:connector draw:style-name="gr3" draw:text-style-name="P2" draw:layer="layout" svg:x1="11cm" svg:y1="2.607cm" svg:x2="13cm" svg:y2="2cm" draw:start-shape="id1" draw:start-glue-point="1" draw:end-shape="id2" draw:end-glue-point="3" svg:d="m11000 2607h1000v-607h1000">
          <text:p/>
        </draw:connector>
        <draw:connector draw:style-name="gr3" draw:text-style-name="P2" draw:layer="layout" svg:x1="11cm" svg:y1="2.607cm" svg:x2="13cm" svg:y2="3cm" draw:start-shape="id1" draw:start-glue-point="1" draw:end-shape="id3" draw:end-glue-point="3" svg:d="m11000 2607h1000v393h1000">
          <text:p/>
        </draw:connector>
        <draw:connector draw:style-name="gr3" draw:text-style-name="P2" draw:layer="layout" svg:x1="11cm" svg:y1="5.5cm" svg:x2="13cm" svg:y2="4.5cm" draw:start-shape="id4" draw:start-glue-point="1" draw:end-shape="id5" draw:end-glue-point="3" svg:d="m11000 5500h1000v-1000h1000">
          <text:p/>
        </draw:connector>
        <draw:connector draw:style-name="gr3" draw:text-style-name="P2" draw:layer="layout" svg:x1="11cm" svg:y1="5.5cm" svg:x2="13cm" svg:y2="5.5cm" draw:start-shape="id4" draw:start-glue-point="1" draw:end-shape="id6" svg:d="m11000 5500h2000">
          <text:p/>
        </draw:connector>
        <draw:connector draw:style-name="gr3" draw:text-style-name="P2" draw:layer="layout" svg:x1="11cm" svg:y1="5.5cm" svg:x2="13cm" svg:y2="6.5cm" draw:start-shape="id4" draw:start-glue-point="1" draw:end-shape="id7" draw:end-glue-point="3" svg:d="m11000 5500h1000v1000h1000">
          <text:p/>
        </draw:connector>
        <draw:connector draw:style-name="gr3" draw:text-style-name="P2" draw:layer="layout" svg:x1="11cm" svg:y1="9cm" svg:x2="13cm" svg:y2="8cm" draw:start-shape="id8" draw:start-glue-point="1" draw:end-shape="id9" draw:end-glue-point="3" svg:d="m11000 9000h1000v-1000h1000">
          <text:p/>
        </draw:connector>
        <draw:connector draw:style-name="gr3" draw:text-style-name="P2" draw:layer="layout" svg:x1="11cm" svg:y1="9cm" svg:x2="13cm" svg:y2="9cm" draw:start-shape="id8" draw:end-shape="id10" draw:end-glue-point="3" svg:d="m11000 9000h2000">
          <text:p/>
        </draw:connector>
        <draw:connector draw:style-name="gr3" draw:text-style-name="P2" draw:layer="layout" svg:x1="11cm" svg:y1="9cm" svg:x2="13cm" svg:y2="10cm" draw:start-shape="id8" draw:start-glue-point="1" draw:end-shape="id11" draw:end-glue-point="3" svg:d="m11000 9000h1000v1000h1000">
          <text:p/>
        </draw:connector>
        <draw:connector draw:style-name="gr3" draw:text-style-name="P2" draw:layer="layout" svg:x1="11cm" svg:y1="12.5cm" svg:x2="13cm" svg:y2="11.5cm" draw:start-shape="id12" draw:start-glue-point="1" draw:end-shape="id13" draw:end-glue-point="3" svg:d="m11000 12500h1000v-1000h1000">
          <text:p/>
        </draw:connector>
        <draw:connector draw:style-name="gr3" draw:text-style-name="P2" draw:layer="layout" svg:x1="11cm" svg:y1="12.5cm" svg:x2="13cm" svg:y2="12.5cm" draw:start-shape="id12" draw:start-glue-point="1" draw:end-shape="id14" draw:end-glue-point="3" svg:d="m11000 12500h2000">
          <text:p/>
        </draw:connector>
        <draw:connector draw:style-name="gr3" draw:text-style-name="P2" draw:layer="layout" svg:x1="11cm" svg:y1="12.5cm" svg:x2="13cm" svg:y2="13.5cm" draw:start-shape="id12" draw:start-glue-point="1" draw:end-shape="id15" draw:end-glue-point="3" svg:d="m11000 12500h1000v1000h1000">
          <text:p/>
        </draw:connector>
        <draw:connector draw:style-name="gr3" draw:text-style-name="P2" draw:layer="layout" svg:x1="11cm" svg:y1="15.5cm" svg:x2="13cm" svg:y2="15cm" draw:start-shape="id16" draw:start-glue-point="1" draw:end-shape="id17" draw:end-glue-point="3" svg:d="m11000 15500h1000v-500h1000">
          <text:p/>
        </draw:connector>
        <draw:connector draw:style-name="gr3" draw:text-style-name="P2" draw:layer="layout" svg:x1="11cm" svg:y1="15.5cm" svg:x2="13cm" svg:y2="16cm" draw:start-shape="id16" draw:start-glue-point="1" draw:end-shape="id18" draw:end-glue-point="3" svg:d="m11000 15500h1000v500h1000">
          <text:p/>
        </draw:connector>
        <draw:connector draw:style-name="gr3" draw:text-style-name="P2" draw:layer="layout" svg:x1="11cm" svg:y1="18.5cm" svg:x2="13cm" svg:y2="18.5cm" draw:start-shape="id19" draw:start-glue-point="1" draw:end-shape="id20" draw:end-glue-point="3" svg:d="m11000 18500h2000">
          <text:p/>
        </draw:connector>
        <draw:connector draw:style-name="gr3" draw:text-style-name="P2" draw:layer="layout" svg:x1="11cm" svg:y1="21.5cm" svg:x2="13cm" svg:y2="21.5cm" draw:start-shape="id21" draw:end-shape="id22" draw:end-glue-point="3" svg:d="m11000 21500h2000">
          <text:p/>
        </draw:connector>
        <draw:line draw:style-name="gr3" draw:text-style-name="P2" draw:layer="layout" svg:x1="2.5cm" svg:y1="5.5cm" svg:x2="5cm" svg:y2="5.5cm">
          <text:p/>
        </draw:line>
        <draw:line draw:style-name="gr3" draw:text-style-name="P2" draw:layer="layout" svg:x1="2.5cm" svg:y1="9cm" svg:x2="5cm" svg:y2="9cm">
          <text:p/>
        </draw:line>
        <draw:line draw:style-name="gr3" draw:text-style-name="P2" draw:layer="layout" svg:x1="2.5cm" svg:y1="12.5cm" svg:x2="5cm" svg:y2="12.5cm">
          <text:p/>
        </draw:line>
        <draw:line draw:style-name="gr3" draw:text-style-name="P2" draw:layer="layout" svg:x1="2.5cm" svg:y1="15.5cm" svg:x2="5cm" svg:y2="15.5cm">
          <text:p/>
        </draw:line>
        <draw:line draw:style-name="gr3" draw:text-style-name="P2" draw:layer="layout" svg:x1="2.5cm" svg:y1="18.5cm" svg:x2="5cm" svg:y2="18.5cm">
          <text:p/>
        </draw:line>
        <draw:line draw:style-name="gr3" draw:text-style-name="P2" draw:layer="layout" svg:x1="2.5cm" svg:y1="21.5cm" svg:x2="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20_2" style:display-name="?? 2" style:family="graphic">
      <style:paragraph-properties fo:margin-top="0.81cm" fo:margin-bottom="0.81cm" fo:line-height="170%" style:text-autospace="none"/>
      <style:text-properties fo:font-family="Cambria" style:font-family-generic="roman" style:font-pitch="variable" fo:font-size="16pt" fo:font-weight="bold" style:font-size-asian="16pt" style:font-weight-asian="bold" style:font-weight-complex="bold"/>
    </style:style>
    <style:style style:name="_ff90__b3__2022__b6_" style:display-name="ﾐ³•¶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ot </meta:initial-creator>
    <meta:creation-date>2013-01-21T00:41:52</meta:creation-date>
    <dc:date>2013-01-21T01:28:06</dc:date>
    <dc:creator>root </dc:creator>
    <meta:editing-duration>PT45M8S</meta:editing-duration>
    <meta:editing-cycles>3</meta:editing-cycles>
    <meta:generator>LibreOffice/3.3$Linux LibreOffice_project/330m19$Build-202</meta:generator>
    <meta:document-statistic meta:object-count="45"/>
  </office:meta>
</office:document-meta>
</file>